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7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57in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1.4772in" fo:margin-right="0in" fo:text-indent="0in" style:auto-text-indent="false">
        <style:tab-stops/>
      </style:paragraph-properties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margin-left="1.4772in" fo:margin-right="0in" fo:text-indent="0in" style:auto-text-indent="false">
        <style:tab-stops/>
      </style:paragraph-properties>
      <style:text-properties officeooo:paragraph-rsid="000ef7c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color="#333333"/>
    </style:style>
    <style:style style:name="T8" style:family="text">
      <style:text-properties fo:color="#333333" style:font-name="Liberation Serif"/>
    </style:style>
    <style:style style:name="T9" style:family="text">
      <style:text-properties officeooo:rsid="000ef7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span text:style-name="Default_20_Paragraph_20_Font"><text:span text:style-name="T1">Σαραβάνου Χριστίνα</text:span></text:span></text:p>
      <text:p text:style-name="Standard"><text:span text:style-name="Default_20_Paragraph_20_Font"><text:span text:style-name="T2"><text:tab/><text:tab/><text:tab/><text:tab/></text:span></text:span>Κοζάνης 243, Βούντενη, 26504, Πάτρα</text:p>
      <text:p text:style-name="Standard"><text:tab/><text:tab/><text:tab/><text:tab/><text:span text:style-name="T9">Κ</text:span>ινητό: +30 6978141561</text:p>
      <text:p text:style-name="Standard"><text:tab/><text:tab/><text:tab/><text:tab/>email: <text:a xlink:type="simple" xlink:href="mailto:saravanou@ceid.upatras.gr" office:target-frame-name="_top" xlink:show="replace">saravanou@ceid.upatras.gr</text:a></text:p>
      <text:p text:style-name="Standard"/>
      <text:p text:style-name="Standard"/>
      <text:p text:style-name="Standard"><text:span text:style-name="Default_20_Paragraph_20_Font"><text:span text:style-name="T3">Ανώτατη Εκπαίδευση</text:span></text:span><text:tab/></text:p>
      <text:p text:style-name="P1"><text:tab/><text:tab/>Τμήμα Μηχανικών Ηλεκτρονικών Υπολογιστών και Πληροφορικής (2008-2015)</text:p>
      <text:p text:style-name="P1"><text:tab/><text:tab/>(Απομένει Παράδοση Διπλωματικής Εργασίας τον Σεπτ. 2015)</text:p>
      <text:p text:style-name="P1"/>
      <text:p text:style-name="P6"><text:span text:style-name="Default_20_Paragraph_20_Font"><text:span text:style-name="T4">Διπλωματική Εργασία</text:span></text:span>: Εξόρυξη Γνώσης από Δίκτυα Κοινωνικής Δικτύωσης με Μεθόδους Συσταδοποίησης σε Περιβάλλον Storm</text:p>
      <text:p text:style-name="P2">Επιβλέπων: Επικ. Καθηγητής κ. Χρ. Μακρής</text:p>
      <text:p text:style-name="P1"/>
      <text:p text:style-name="Standard"><text:span text:style-name="Default_20_Paragraph_20_Font"><text:span text:style-name="T3">Δευτεροβάθμια Εκπαίδευση</text:span></text:span><text:tab/></text:p>
      <text:p text:style-name="P1"><text:tab/><text:tab/>Λύκειο Καστριτσίου</text:p>
      <text:p text:style-name="P1"><text:tab/><text:tab/>Βαθμός Αποφοίτησης: 17.9/20.0</text:p>
      <text:p text:style-name="Standard"/>
      <text:p text:style-name="Standard"><text:span text:style-name="Default_20_Paragraph_20_Font"><text:span text:style-name="T3">Δεξιότητες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Default_20_Paragraph_20_Font"><text:span text:style-name="T3">Γλώσσες Προγραμματισμού:</text:span></text:span></text:p>
          </table:table-cell>
          <table:table-cell table:style-name="Table1.A1" office:value-type="string">
            <text:p text:style-name="Standard">JAVA (εξαιρετική), C(πολύ καλή), C++(πολύ καλή),</text:p>
            <text:p text:style-name="Standard"><text:span text:style-name="T9">PHP</text:span> (πολύ καλή), HTML (πολύ καλή), <text:span text:style-name="T9">P</text:span>ython(πολύ καλή),</text:p>
            <text:p text:style-name="Standard"><text:span text:style-name="T9">J</text:span>avascript(πολύ καλή), mySQL (πολύ καλή), shell <text:tab/>(πολύ καλή),</text:p>
            <text:p text:style-name="Standard">MATLAB(πολύ καλή), R (καλή)</text:p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Default_20_Paragraph_20_Font"><text:span text:style-name="T3">Λογισμικό και περιβάλλοντα</text:span></text:span>:</text:p>
          </table:table-cell>
          <table:table-cell table:style-name="Table1.A1" office:value-type="string">
            <text:p text:style-name="Table_20_Contents">Γνώση<text:span text:style-name="Default_20_Paragraph_20_Font"><text:span text:style-name="T5"> </text:span></text:span>σε<text:span text:style-name="Default_20_Paragraph_20_Font"><text:span text:style-name="T5"> </text:span></text:span>πλατφόρμες<text:span text:style-name="Default_20_Paragraph_20_Font"><text:span text:style-name="T5"> cloud computing, Storm </text:span></text:span>του<text:span text:style-name="Default_20_Paragraph_20_Font"><text:span text:style-name="T5"> Twitter,</text:span></text:span></text:p>
            <text:p text:style-name="Standard">Βάσεις δεδομένων NoSQL, OpenGL, GLUT</text:p>
            <text:p text:style-name="Standard"><text:s/></text:p>
          </table:table-cell>
        </table:table-row>
        <table:table-row>
          <table:table-cell table:style-name="Table1.A1" office:value-type="string">
            <text:p text:style-name="Standard"><text:span text:style-name="Default_20_Paragraph_20_Font"><text:span text:style-name="T3">Ξένες Γλώσσες:</text:span></text:span></text:p>
          </table:table-cell>
          <table:table-cell table:style-name="Table1.A1" office:value-type="string">
            <text:p text:style-name="Table_20_Contents"><text:span text:style-name="Default_20_Paragraph_20_Font"><text:span text:style-name="T4">Αγγλικά</text:span></text:span><text:span text:style-name="Default_20_Paragraph_20_Font"><text:span text:style-name="T6">:</text:span></text:span><text:span text:style-name="Default_20_Paragraph_20_Font"><text:span text:style-name="T5"> </text:span></text:span>Μητρική<text:span text:style-name="Default_20_Paragraph_20_Font"><text:span text:style-name="T5"> </text:span></text:span>Γλώσσα</text:p>
            <text:p text:style-name="P3">Certificate of Proficiency in English-University of <text:tab/>Michigan</text:p>
            <text:p text:style-name="P3">First Certificate in English-University of Cambridge</text:p>
            <text:p text:style-name="Standard"><text:span text:style-name="Default_20_Paragraph_20_Font"><text:span text:style-name="T4">Γαλλικά</text:span></text:span><text:span text:style-name="Default_20_Paragraph_20_Font"><text:span text:style-name="T6">: </text:span></text:span><text:span text:style-name="Default_20_Paragraph_20_Font"><text:span text:style-name="T5">Diplome d'Etudes en Langue Francaise (A1-A4 / B1-B2)</text:span></text:span></text:p>
          </table:table-cell>
        </table:table-row>
      </table:table>
      <text:p text:style-name="P3"/>
      <text:p text:style-name="Standard"><text:span text:style-name="Default_20_Paragraph_20_Font"><text:span text:style-name="T3">Προπτυχιακό Επικουρικό Έργο: </text:span></text:span><text:tab/><text:tab/></text:p>
      <text:p text:style-name="P2">Συμμετοχή στην Επίβλεψη και Διεξαγωγή των Εργαστηρίων Λογικού Σχεδιασμού</text:p>
      <text:p text:style-name="P2">(Εαρινό Εξάμηνο 2010-2011, Εαρινό Εξάμηνο <text:s/>2011-2012) <text:s/></text:p>
      <text:p text:style-name="P2">Επιβλέπων Καθηγητής: κ. Γ. Αλεξίου</text:p>
      <text:p text:style-name="Standard"/>
      <text:p text:style-name="Standard"><text:span text:style-name="Default_20_Paragraph_20_Font"><text:span text:style-name="T3">Σεμινάρια:</text:span></text:span></text:p>
      <text:p text:style-name="Standard"><text:span text:style-name="Default_20_Paragraph_20_Font"><text:span text:style-name="T3"/></text:span></text:p>
      <text:p text:style-name="Standard"><text:tab/><text:span text:style-name="T9">Σεμινάριο της R- Μονάδας Αριστείας ΕΛ/ΛΑΚ του Πανεπιστημίου Πατρών (Ιούλιος 2015)</text:span></text:p>
      <text:p text:style-name="P5"><text:span text:style-name="Default_20_Paragraph_20_Font"><text:span text:style-name="T8"/>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l" fo:country="G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l" fo:country="G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as</meta:initial-creator>
    <meta:creation-date>2015-09-01T10:25:00Z</meta:creation-date>
    <dc:date>2015-09-01T18:32:35.452357300</dc:date>
    <meta:editing-cycles>2</meta:editing-cycles>
    <meta:editing-duration>PT60S</meta:editing-duration>
    <meta:document-statistic meta:table-count="1" meta:image-count="0" meta:object-count="0" meta:page-count="1" meta:paragraph-count="33" meta:word-count="162" meta:character-count="1338" meta:non-whitespace-character-count="1172"/>
    <meta:template xlink:type="simple" xlink:actuate="onRequest" xlink:title="" xlink:href="../../Downloads/cv_0ds%20(2).odt/Normal.dotm"/>
  </office:meta>
</office:document-meta>
</file>